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19:25.609568696</meta:creation-date>
    <meta:generator>LibreOffice/5.1.2.2$Linux_x86 LibreOffice_project/10m0$Build-2</meta:generator>
    <dc:date>2016-04-30T21:19:57.330821523</dc:date>
    <meta:editing-duration>PT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